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74pt"/>
    </style:style>
    <style:style style:name="co2" style:family="table-column">
      <style:table-column-properties fo:break-before="auto" style:column-width="204.75pt"/>
    </style:style>
    <style:style style:name="co3" style:family="table-column">
      <style:table-column-properties fo:break-before="auto" style:column-width="150.09pt"/>
    </style:style>
    <style:style style:name="co4" style:family="table-column">
      <style:table-column-properties fo:break-before="auto" style:column-width="138.05pt"/>
    </style:style>
    <style:style style:name="co5" style:family="table-column">
      <style:table-column-properties fo:break-before="auto" style:column-width="106.41pt"/>
    </style:style>
    <style:style style:name="co6" style:family="table-column">
      <style:table-column-properties fo:break-before="auto" style:column-width="224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26.19pt" fo:break-before="auto" style:use-optimal-row-height="true"/>
    </style:style>
    <style:style style:name="ro4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27.16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 style:data-style-name="N0">
      <style:table-cell-properties fo:wrap-option="wrap" style:vertical-align="top"/>
      <style:text-properties fo:hyphenate="true"/>
    </style:style>
    <style:style style:name="ce3" style:family="table-cell" style:parent-style-name="Default" style:data-style-name="N0">
      <style:table-cell-properties fo:background-color="transparent" fo:wrap-option="wrap" style:vertical-align="top"/>
      <style:text-properties fo:hyphenate="true"/>
    </style:style>
    <style:style style:name="ce4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Page</text:p>
          </table:table-cell>
          <table:table-cell office:value-type="string" calcext:value-type="string">
            <text:p>Control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Tes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Admin Users Only</text:p>
          </table:table-cell>
          <table:table-cell table:formula="of:=[.E2] &amp; &quot;?&quot;" office:value-type="string" office:string-value="Admin Users Only?" calcext:value-type="string">
            <text:p>Admin Users Only?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3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4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5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6] &amp; &quot;?&quot;" office:value-type="string" office:string-value="Text Box?" calcext:value-type="string">
            <text:p>Text Box?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Password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7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8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9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10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11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12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13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New Account’</text:p>
          </table:table-cell>
          <table:table-cell table:formula="of:=[.E14] &amp; &quot;?&quot;" office:value-type="string" office:string-value="Text ‘Save New Account’?" calcext:value-type="string">
            <text:p>Text ‘Save New Account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15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16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Yellow highlighting</text:p>
          </table:table-cell>
          <table:table-cell table:formula="of:=[.E17] &amp; &quot;?&quot;" office:value-type="string" office:string-value="Yellow highlighting?" calcext:value-type="string">
            <text:p>Yellow highlighting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Password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office:value-type="string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True</text:p>
          </table:table-cell>
          <table:table-cell office:value-type="string" calcext:value-type="string">
            <text:p>Selected Value = True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office:value-type="string" calcext:value-type="string">
            <text:p>List Entries (1) True (2) False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False</text:p>
          </table:table-cell>
          <table:table-cell office:value-type="string" calcext:value-type="string">
            <text:p>Selected Value =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office:value-type="string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False</text:p>
          </table:table-cell>
          <table:table-cell office:value-type="string" calcext:value-type="string">
            <text:p>Selected Value =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Entry hidden</text:p>
          </table:table-cell>
          <table:table-cell office:value-type="string" calcext:value-type="string">
            <text:p>Entry hidde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Entry hidden</text:p>
          </table:table-cell>
          <table:table-cell office:value-type="string" calcext:value-type="string">
            <text:p>Entry hidde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40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mail format mandatory</text:p>
          </table:table-cell>
          <table:table-cell table:formula="of:=[.E41] &amp; &quot;?&quot;" office:value-type="string" office:string-value="Email format mandatory?" calcext:value-type="string">
            <text:p>Email format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ique entry mandatory</text:p>
          </table:table-cell>
          <table:table-cell table:formula="of:=[.E42] &amp; &quot;?&quot;" office:value-type="string" office:string-value="Unique entry mandatory?" calcext:value-type="string">
            <text:p>Unique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Password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43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44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Match with password entry mandatory</text:p>
          </table:table-cell>
          <table:table-cell table:formula="of:=[.E45] &amp; &quot;?&quot;" office:value-type="string" office:string-value="Match with password entry mandatory?" calcext:value-type="string">
            <text:p>Match with password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46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hone format ("^[0-9-+]+$"*) mandatory</text:p>
          </table:table-cell>
          <table:table-cell table:formula="of:=[.E47] &amp; &quot;?&quot;" office:value-type="string" office:string-value="Phone format (&quot;^[0-9-+]+$&quot;*) mandatory?" calcext:value-type="string">
            <text:p>Phone format ("^[0-9-+]+$"*)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48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49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Accoun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50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Admin Users Only</text:p>
          </table:table-cell>
          <table:table-cell table:formula="of:=[.E51] &amp; &quot;?&quot;" office:value-type="string" office:string-value="Admin Users Only?" calcext:value-type="string">
            <text:p>Admin Users Only?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52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53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54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55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56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57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58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59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60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Edit Selected User Account Details’</text:p>
          </table:table-cell>
          <table:table-cell table:formula="of:=[.E61] &amp; &quot;?&quot;" office:value-type="string" office:string-value="Text ‘Edit Selected User Account Details’?" calcext:value-type="string">
            <text:p>Text ‘Edit Selected User Account Detail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62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Yellow highlighting</text:p>
          </table:table-cell>
          <table:table-cell table:formula="of:=[.E63] &amp; &quot;?&quot;" office:value-type="string" office:string-value="Yellow highlighting?" calcext:value-type="string">
            <text:p>Yellow highlighting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64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65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66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67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68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69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70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71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72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73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74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75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76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77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78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79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80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81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82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83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mail format mandatory</text:p>
          </table:table-cell>
          <table:table-cell table:formula="of:=[.E84] &amp; &quot;?&quot;" office:value-type="string" office:string-value="Email format mandatory?" calcext:value-type="string">
            <text:p>Email format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ique entry mandatory</text:p>
          </table:table-cell>
          <table:table-cell table:formula="of:=[.E85] &amp; &quot;?&quot;" office:value-type="string" office:string-value="Unique entry mandatory?" calcext:value-type="string">
            <text:p>Unique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86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hone format ("^[0-9-+]+$"*) mandatory</text:p>
          </table:table-cell>
          <table:table-cell table:formula="of:=[.E87] &amp; &quot;?&quot;" office:value-type="string" office:string-value="Phone format (&quot;^[0-9-+]+$&quot;*) mandatory?" calcext:value-type="string">
            <text:p>Phone format ("^[0-9-+]+$"*)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88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Admin Users Only</text:p>
          </table:table-cell>
          <table:table-cell table:formula="of:=[.E89] &amp; &quot;?&quot;" office:value-type="string" office:string-value="Admin Users Only?" calcext:value-type="string">
            <text:p>Admin Users Onl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90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91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92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93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94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treet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95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Postal Cod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96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ity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97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ountry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98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99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100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reate New Company’</text:p>
          </table:table-cell>
          <table:table-cell table:formula="of:=[.E101] &amp; &quot;?&quot;" office:value-type="string" office:string-value="Text ‘Create New Company’?" calcext:value-type="string">
            <text:p>Text ‘Create New Company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New Company’</text:p>
          </table:table-cell>
          <table:table-cell table:formula="of:=[.E102] &amp; &quot;?&quot;" office:value-type="string" office:string-value="Text ‘Save New Company’?" calcext:value-type="string">
            <text:p>Text ‘Save New Company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103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104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105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treet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106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Postal Cod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107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ity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108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ountry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109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110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111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True</text:p>
          </table:table-cell>
          <table:table-cell table:formula="of:=[.E112] &amp; &quot;?&quot;" office:value-type="string" office:string-value="Selected Value = True?" calcext:value-type="string">
            <text:p>Selected Value = Tr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113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14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15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16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17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18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treet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19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Postal Cod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20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ity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21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ountry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22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23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24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125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ique entry mandatory</text:p>
          </table:table-cell>
          <table:table-cell table:formula="of:=[.E126] &amp; &quot;?&quot;" office:value-type="string" office:string-value="Unique entry mandatory?" calcext:value-type="string">
            <text:p>Unique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127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Number format mandatory</text:p>
          </table:table-cell>
          <table:table-cell table:formula="of:=[.E128] &amp; &quot;?&quot;" office:value-type="string" office:string-value="Number format mandatory?" calcext:value-type="string">
            <text:p>Number format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129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130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Admin Users Only</text:p>
          </table:table-cell>
          <table:table-cell table:formula="of:=[.E131] &amp; &quot;?&quot;" office:value-type="string" office:string-value="Admin Users Only?" calcext:value-type="string">
            <text:p>Admin Users Onl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132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133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134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135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136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reet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137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ostal Cod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138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ity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139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untry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140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141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142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Edit Selected Company Details’</text:p>
          </table:table-cell>
          <table:table-cell table:formula="of:=[.E143] &amp; &quot;?&quot;" office:value-type="string" office:string-value="Text ‘Edit Selected Company Details’?" calcext:value-type="string">
            <text:p>Text ‘Edit Selected Company Detail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Company Updates’</text:p>
          </table:table-cell>
          <table:table-cell table:formula="of:=[.E144] &amp; &quot;?&quot;" office:value-type="string" office:string-value="Text ‘Save Company Updates’?" calcext:value-type="string">
            <text:p>Text ‘Save Company Update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145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146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47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reet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48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ostal Cod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49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ity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50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untry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51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52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153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Current Value</text:p>
          </table:table-cell>
          <table:table-cell table:formula="of:=[.E154] &amp; &quot;?&quot;" office:value-type="string" office:string-value="Selected Value = Current Value?" calcext:value-type="string">
            <text:p>Selected Value = 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155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56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57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58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59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60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reet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61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ostal Cod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62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ity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63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untry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64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65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66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167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ique entry mandatory</text:p>
          </table:table-cell>
          <table:table-cell table:formula="of:=[.E168] &amp; &quot;?&quot;" office:value-type="string" office:string-value="Unique entry mandatory?" calcext:value-type="string">
            <text:p>Unique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169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Number format mandatory</text:p>
          </table:table-cell>
          <table:table-cell table:formula="of:=[.E170] &amp; &quot;?&quot;" office:value-type="string" office:string-value="Number format mandatory?" calcext:value-type="string">
            <text:p>Number format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171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172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173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174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175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176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Nam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177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Company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178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179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reate New Role Allocation’</text:p>
          </table:table-cell>
          <table:table-cell table:formula="of:=[.E180] &amp; &quot;?&quot;" office:value-type="string" office:string-value="Text ‘Create New Role Allocation’?" calcext:value-type="string">
            <text:p>Text ‘Create New Role Allocation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New Role Allocation’</text:p>
          </table:table-cell>
          <table:table-cell table:formula="of:=[.E181] &amp; &quot;?&quot;" office:value-type="string" office:string-value="Text ‘Save New Role Allocation’?" calcext:value-type="string">
            <text:p>Text ‘Save New Role Allocation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182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183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Nam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show all active users</text:p>
          </table:table-cell>
          <table:table-cell table:formula="of:=[.E184] &amp; &quot;?&quot;" office:value-type="string" office:string-value="List entries show all active users?" calcext:value-type="string">
            <text:p>List entries show all active user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Nam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‘Select’</text:p>
          </table:table-cell>
          <table:table-cell table:formula="of:=[.E185] &amp; &quot;?&quot;" office:value-type="string" office:string-value="Selected Value = ‘Select’?" calcext:value-type="string">
            <text:p>Selected Value = ‘Select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Company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show all active companies</text:p>
          </table:table-cell>
          <table:table-cell table:formula="of:=[.E186] &amp; &quot;?&quot;" office:value-type="string" office:string-value="List entries show all active companies?" calcext:value-type="string">
            <text:p>List entries show all active compani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Company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‘Select’</text:p>
          </table:table-cell>
          <table:table-cell table:formula="of:=[.E187] &amp; &quot;?&quot;" office:value-type="string" office:string-value="Selected Value = ‘Select’?" calcext:value-type="string">
            <text:p>Selected Value = ‘Select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show all active roles</text:p>
          </table:table-cell>
          <table:table-cell table:formula="of:=[.E188] &amp; &quot;?&quot;" office:value-type="string" office:string-value="List entries show all active roles?" calcext:value-type="string">
            <text:p>List entries show all active rol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‘Select’</text:p>
          </table:table-cell>
          <table:table-cell table:formula="of:=[.E189] &amp; &quot;?&quot;" office:value-type="string" office:string-value="Selected Value = ‘Select’?" calcext:value-type="string">
            <text:p>Selected Value = ‘Select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190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91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92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93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194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Nam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95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Company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96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197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Name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Selection mandatory</text:p>
          </table:table-cell>
          <table:table-cell table:formula="of:=[.E198] &amp; &quot;?&quot;" office:value-type="string" office:string-value="Selection mandatory?" calcext:value-type="string">
            <text:p>Selection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Company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Selection mandatory</text:p>
          </table:table-cell>
          <table:table-cell table:formula="of:=[.E199] &amp; &quot;?&quot;" office:value-type="string" office:string-value="Selection mandatory?" calcext:value-type="string">
            <text:p>Selection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Selection mandatory</text:p>
          </table:table-cell>
          <table:table-cell table:formula="of:=[.E200] &amp; &quot;?&quot;" office:value-type="string" office:string-value="Selection mandatory?" calcext:value-type="string">
            <text:p>Selection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201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Role Allocation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202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203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Delete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206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207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207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208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209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Nam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210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ompany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211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211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Edit Role Allocation’</text:p>
          </table:table-cell>
          <table:table-cell table:formula="of:=[.E212] &amp; &quot;?&quot;" office:value-type="string" office:string-value="Text ‘Edit Role Allocation’?" calcext:value-type="string">
            <text:p>Text ‘Edit Role Allocation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Delete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Permanently Delete Role Allocation’</text:p>
          </table:table-cell>
          <table:table-cell table:formula="of:=[.E213] &amp; &quot;?&quot;" office:value-type="string" office:string-value="Text ‘Permanently Delete Role Allocation’?" calcext:value-type="string">
            <text:p>Text ‘Permanently Delete Role Allocation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Not visible</text:p>
          </table:table-cell>
          <table:table-cell table:formula="of:=[.E214] &amp; &quot;?&quot;" office:value-type="string" office:string-value="Not visible?" calcext:value-type="string">
            <text:p>Not visibl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Role Allocation Updates’</text:p>
          </table:table-cell>
          <table:table-cell table:formula="of:=[.E215] &amp; &quot;?&quot;" office:value-type="string" office:string-value="Text ‘Save Role Allocation Updates’?" calcext:value-type="string">
            <text:p>Text ‘Save Role Allocation Update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216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217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Nam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show all active users</text:p>
          </table:table-cell>
          <table:table-cell table:formula="of:=[.E218] &amp; &quot;?&quot;" office:value-type="string" office:string-value="List entries show all active users?" calcext:value-type="string">
            <text:p>List entries show all active user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Nam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Current Value</text:p>
          </table:table-cell>
          <table:table-cell table:formula="of:=[.E219] &amp; &quot;?&quot;" office:value-type="string" office:string-value="Selected Value = Current Value?" calcext:value-type="string">
            <text:p>Selected Value = 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ompany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show all active companies</text:p>
          </table:table-cell>
          <table:table-cell table:formula="of:=[.E220] &amp; &quot;?&quot;" office:value-type="string" office:string-value="List entries show all active companies?" calcext:value-type="string">
            <text:p>List entries show all active compani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ompany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Current Value</text:p>
          </table:table-cell>
          <table:table-cell table:formula="of:=[.E221] &amp; &quot;?&quot;" office:value-type="string" office:string-value="Selected Value = Current Value?" calcext:value-type="string">
            <text:p>Selected Value = 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show all active roles</text:p>
          </table:table-cell>
          <table:table-cell table:formula="of:=[.E222] &amp; &quot;?&quot;" office:value-type="string" office:string-value="List entries show all active roles?" calcext:value-type="string">
            <text:p>List entries show all active rol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Current Value</text:p>
          </table:table-cell>
          <table:table-cell table:formula="of:=[.E223] &amp; &quot;?&quot;" office:value-type="string" office:string-value="Selected Value = Current Value?" calcext:value-type="string">
            <text:p>Selected Value = 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224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25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Delete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26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27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28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29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30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Nam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231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ompany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232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233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Name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Selection mandatory</text:p>
          </table:table-cell>
          <table:table-cell table:formula="of:=[.E234] &amp; &quot;?&quot;" office:value-type="string" office:string-value="Selection mandatory?" calcext:value-type="string">
            <text:p>Selection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ompany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Selection mandatory</text:p>
          </table:table-cell>
          <table:table-cell table:formula="of:=[.E235] &amp; &quot;?&quot;" office:value-type="string" office:string-value="Selection mandatory?" calcext:value-type="string">
            <text:p>Selection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Selection mandatory</text:p>
          </table:table-cell>
          <table:table-cell table:formula="of:=[.E236] &amp; &quot;?&quot;" office:value-type="string" office:string-value="Selection mandatory?" calcext:value-type="string">
            <text:p>Selection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237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Deletion correct</text:p>
          </table:table-cell>
          <table:table-cell table:formula="of:=[.E238] &amp; &quot;?&quot;" office:value-type="string" office:string-value="Deletion correct?" calcext:value-type="string">
            <text:p>Deletion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ole Allocation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239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240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241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242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243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244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Is Status New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245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Is Status Closed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246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247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248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reate New ICSR Status’</text:p>
          </table:table-cell>
          <table:table-cell table:formula="of:=[.E249] &amp; &quot;?&quot;" office:value-type="string" office:string-value="Text ‘Create New ICSR Status’?" calcext:value-type="string">
            <text:p>Text ‘Create New ICSR Statu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New ICSR Status’</text:p>
          </table:table-cell>
          <table:table-cell table:formula="of:=[.E250] &amp; &quot;?&quot;" office:value-type="string" office:string-value="Text ‘Save New ICSR Status’?" calcext:value-type="string">
            <text:p>Text ‘Save New ICSR Statu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251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252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253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Is Status New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254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Is Status New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‘False’</text:p>
          </table:table-cell>
          <table:table-cell table:formula="of:=[.E255] &amp; &quot;?&quot;" office:value-type="string" office:string-value="Selected Value = ‘False’?" calcext:value-type="string">
            <text:p>Selected Value = ‘False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Is Status Closed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256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Is Status Closed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‘False’</text:p>
          </table:table-cell>
          <table:table-cell table:formula="of:=[.E257] &amp; &quot;?&quot;" office:value-type="string" office:string-value="Selected Value = ‘False’?" calcext:value-type="string">
            <text:p>Selected Value = ‘False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258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259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‘True’</text:p>
          </table:table-cell>
          <table:table-cell table:formula="of:=[.E260] &amp; &quot;?&quot;" office:value-type="string" office:string-value="Selected Value = ‘True’?" calcext:value-type="string">
            <text:p>Selected Value = ‘True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261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62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63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64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65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266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Is Status New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267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Is Status Closed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268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269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270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ique entry mandatory</text:p>
          </table:table-cell>
          <table:table-cell table:formula="of:=[.E271] &amp; &quot;?&quot;" office:value-type="string" office:string-value="Unique entry mandatory?" calcext:value-type="string">
            <text:p>Unique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272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Number format mandatory</text:p>
          </table:table-cell>
          <table:table-cell table:formula="of:=[.E273] &amp; &quot;?&quot;" office:value-type="string" office:string-value="Number format mandatory?" calcext:value-type="string">
            <text:p>Number format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274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New ICSR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275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276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277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278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279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280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Is Status New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281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Is Status Closed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282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283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284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Edit ICSR Status’</text:p>
          </table:table-cell>
          <table:table-cell table:formula="of:=[.E285] &amp; &quot;?&quot;" office:value-type="string" office:string-value="Text ‘Edit ICSR Status’?" calcext:value-type="string">
            <text:p>Text ‘Edit ICSR Statu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ICSR Status Updates’</text:p>
          </table:table-cell>
          <table:table-cell table:formula="of:=[.E286] &amp; &quot;?&quot;" office:value-type="string" office:string-value="Text ‘Save ICSR Status Updates’?" calcext:value-type="string">
            <text:p>Text ‘Save ICSR Status Update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287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288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289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Is Status New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Current Value</text:p>
          </table:table-cell>
          <table:table-cell table:formula="of:=[.E290] &amp; &quot;?&quot;" office:value-type="string" office:string-value="Selected Value = Current Value?" calcext:value-type="string">
            <text:p>Selected Value = 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Is Status Closed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Current Value</text:p>
          </table:table-cell>
          <table:table-cell table:formula="of:=[.E291] &amp; &quot;?&quot;" office:value-type="string" office:string-value="Selected Value = Current Value?" calcext:value-type="string">
            <text:p>Selected Value = 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292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Current Value</text:p>
          </table:table-cell>
          <table:table-cell table:formula="of:=[.E293] &amp; &quot;?&quot;" office:value-type="string" office:string-value="Selected Value = Current Value?" calcext:value-type="string">
            <text:p>Selected Value = 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294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95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96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97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98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299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Is Status New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300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Is Status Closed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301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302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303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304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Number format mandatory</text:p>
          </table:table-cell>
          <table:table-cell table:formula="of:=[.E305] &amp; &quot;?&quot;" office:value-type="string" office:string-value="Number format mandatory?" calcext:value-type="string">
            <text:p>Number format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306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307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308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309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310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311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312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313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314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'Creat New ICSR Status Update Right'</text:p>
          </table:table-cell>
          <table:table-cell table:formula="of:=[.E315] &amp; &quot;?&quot;" office:value-type="string" office:string-value="Text 'Creat New ICSR Status Update Right'?" calcext:value-type="string">
            <text:p>Text 'Creat New ICSR Status Update Right'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'Save New ICSR Status Update Right'</text:p>
          </table:table-cell>
          <table:table-cell table:formula="of:=[.E316] &amp; &quot;?&quot;" office:value-type="string" office:string-value="Text 'Save New ICSR Status Update Right'?" calcext:value-type="string">
            <text:p>Text 'Save New ICSR Status Update Right'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'Cancel'</text:p>
          </table:table-cell>
          <table:table-cell table:formula="of:=[.E317] &amp; &quot;?&quot;" office:value-type="string" office:string-value="Text 'Cancel'?" calcext:value-type="string">
            <text:p>Text 'Cancel'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'Changes not saved'</text:p>
          </table:table-cell>
          <table:table-cell table:formula="of:=[.E318] &amp; &quot;?&quot;" office:value-type="string" office:string-value="Text 'Changes not saved'?" calcext:value-type="string">
            <text:p>Text 'Changes not saved'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Select (2-n) all active roles</text:p>
          </table:table-cell>
          <table:table-cell table:formula="of:=[.E319] &amp; &quot;?&quot;" office:value-type="string" office:string-value="List Entries (1) Select (2-n) all active roles?" calcext:value-type="string">
            <text:p>List Entries (1) Select (2-n) all active rol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Role Drop Down List</text:p>
          </table:table-cell>
          <table:table-cell/>
          <table:table-cell office:value-type="string" calcext:value-type="string">
            <text:p>Selected value = 'Select'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Select (2-n) all active ICSR statuses</text:p>
          </table:table-cell>
          <table:table-cell table:formula="of:=[.E321] &amp; &quot;?&quot;" office:value-type="string" office:string-value="List Entries (1) Select (2-n) all active ICSR statuses?" calcext:value-type="string">
            <text:p>List Entries (1) Select (2-n) all active ICSR statuses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Update From Status Drop Down List</text:p>
          </table:table-cell>
          <table:table-cell/>
          <table:table-cell office:value-type="string" calcext:value-type="string">
            <text:p>Selected value = 'Select'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Select (2-n) all active ICSR statuses</text:p>
          </table:table-cell>
          <table:table-cell table:formula="of:=[.E323] &amp; &quot;?&quot;" office:value-type="string" office:string-value="List Entries (1) Select (2-n) all active ICSR statuses?" calcext:value-type="string">
            <text:p>List Entries (1) Select (2-n) all active ICSR statuses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'Select'</text:p>
          </table:table-cell>
          <table:table-cell table:formula="of:=[.E324] &amp; &quot;?&quot;" office:value-type="string" office:string-value="Selected value = 'Select'?" calcext:value-type="string">
            <text:p>Selected value = 'Select'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325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326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327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328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329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330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331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332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333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334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335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336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ICSR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337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338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Delete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341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342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343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344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345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Update To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346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Edit ICSR Status Update Right’</text:p>
          </table:table-cell>
          <table:table-cell table:formula="of:=[.E347] &amp; &quot;?&quot;" office:value-type="string" office:string-value="Text ‘Edit ICSR Status Update Right’?" calcext:value-type="string">
            <text:p>Text ‘Edit ICSR Status Update Right’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Delete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Permanently Delete ICSR Status Update Right’</text:p>
          </table:table-cell>
          <table:table-cell table:formula="of:=[.E348] &amp; &quot;?&quot;" office:value-type="string" office:string-value="Text ‘Permanently Delete ICSR Status Update Right’?" calcext:value-type="string">
            <text:p>Text ‘Permanently Delete ICSR Status Update Right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Not visible</text:p>
          </table:table-cell>
          <table:table-cell table:formula="of:=[.E349] &amp; &quot;?&quot;" office:value-type="string" office:string-value="Not visible?" calcext:value-type="string">
            <text:p>Not visible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ICSR Status Update Right Updates’</text:p>
          </table:table-cell>
          <table:table-cell table:formula="of:=[.E350] &amp; &quot;?&quot;" office:value-type="string" office:string-value="Text ‘Save ICSR Status Update Right Updates’?" calcext:value-type="string">
            <text:p>Text ‘Save ICSR Status Update Right Update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'Cancel'</text:p>
          </table:table-cell>
          <table:table-cell table:formula="of:=[.E351] &amp; &quot;?&quot;" office:value-type="string" office:string-value="Text 'Cancel'?" calcext:value-type="string">
            <text:p>Text 'Cancel'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352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353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354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Update To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355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Delete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Update To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366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367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Update To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368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369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Deletion correct</text:p>
          </table:table-cell>
          <table:table-cell table:formula="of:=[.E370] &amp; &quot;?&quot;" office:value-type="string" office:string-value="Deletion correct?" calcext:value-type="string">
            <text:p>Deletion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CSR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371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372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373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374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375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376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Is Status New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377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Is Status Closed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378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379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380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Page Title Label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Text ‘Create New Report Status’</text:p>
          </table:table-cell>
          <table:table-cell table:formula="of:=[.E381] &amp; &quot;?&quot;" office:value-type="string" office:string-value="Text ‘Create New Report Status’?" calcext:value-type="string">
            <text:p>Text ‘Create New Report Statu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ave Updates Button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Text ‘Save New Report Status’</text:p>
          </table:table-cell>
          <table:table-cell table:formula="of:=[.E382] &amp; &quot;?&quot;" office:value-type="string" office:string-value="Text ‘Save New Report Status’?" calcext:value-type="string">
            <text:p>Text ‘Save New Report Statu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Cancel Button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383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tatus Label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384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Name Text Box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385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Is Status New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386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Is Status New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Selected value = 'False'</text:p>
          </table:table-cell>
          <table:table-cell table:formula="of:=[.E387] &amp; &quot;?&quot;" office:value-type="string" office:string-value="Selected value = 'False'?" calcext:value-type="string">
            <text:p>Selected value = 'False'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Is Status Closed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388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Is Status Closed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Selected value = 'False'</text:p>
          </table:table-cell>
          <table:table-cell table:formula="of:=[.E389] &amp; &quot;?&quot;" office:value-type="string" office:string-value="Selected value = 'False'?" calcext:value-type="string">
            <text:p>Selected value = 'False'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ort Order Text Box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390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Active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391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Active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Selected value = 'True'</text:p>
          </table:table-cell>
          <table:table-cell table:formula="of:=[.E392] &amp; &quot;?&quot;" office:value-type="string" office:string-value="Selected value = 'True'?" calcext:value-type="string">
            <text:p>Selected value = 'True'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393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394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395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396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397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398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Is Status New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399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Is Status Closed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400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401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402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403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ique entry mandat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Number format mandatory</text:p>
          </table:table-cell>
          <table:table-cell table:formula="of:=[.E406] &amp; &quot;?&quot;" office:value-type="string" office:string-value="Number format mandatory?" calcext:value-type="string">
            <text:p>Number format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407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408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409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410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411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412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413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Is Status New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414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Is Status Closed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415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416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417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Page Title Label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Text ‘Edit Report Status’</text:p>
          </table:table-cell>
          <table:table-cell table:formula="of:=[.E418] &amp; &quot;?&quot;" office:value-type="string" office:string-value="Text ‘Edit Report Status’?" calcext:value-type="string">
            <text:p>Text ‘Edit Report Statu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ave Updates Button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Text ‘Save Report Status Updates’</text:p>
          </table:table-cell>
          <table:table-cell table:formula="of:=[.E419] &amp; &quot;?&quot;" office:value-type="string" office:string-value="Text ‘Save Report Status Updates’?" calcext:value-type="string">
            <text:p>Text ‘Save Report Status Update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Cancel Button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420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tatus Label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421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Name Text Box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422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Is Status New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423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Is Status New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424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Is Status Closed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425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Is Status Closed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426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ort Order Text Box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427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Active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428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Active Drop Down List</text:p>
          </table:table-cell>
          <table:table-cell table:style-name="ce4"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429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430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431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432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433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434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435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Is Status New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436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Is Status Closed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437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438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439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440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ique entry mandatory</text:p>
          </table:table-cell>
          <table:table-cell table:formula="of:=[.E441] &amp; &quot;?&quot;" office:value-type="string" office:string-value="Unique entry mandatory?" calcext:value-type="string">
            <text:p>Unique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442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Number format mandatory</text:p>
          </table:table-cell>
          <table:table-cell table:formula="of:=[.E443] &amp; &quot;?&quot;" office:value-type="string" office:string-value="Number format mandatory?" calcext:value-type="string">
            <text:p>Number format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444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Report Status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445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446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447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448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449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450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451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452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reate Report Status Update Right’</text:p>
          </table:table-cell>
          <table:table-cell table:formula="of:=[.E453] &amp; &quot;?&quot;" office:value-type="string" office:string-value="Text ‘Create Report Status Update Right’?" calcext:value-type="string">
            <text:p>Text ‘Create Report Status Update Right’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New Report Status Update Right’</text:p>
          </table:table-cell>
          <table:table-cell table:formula="of:=[.E454] &amp; &quot;?&quot;" office:value-type="string" office:string-value="Text ‘Save New Report Status Update Right’?" calcext:value-type="string">
            <text:p>Text ‘Save New Report Status Update Right’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455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456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Select (2-n) all active roles</text:p>
          </table:table-cell>
          <table:table-cell table:formula="of:=[.E457] &amp; &quot;?&quot;" office:value-type="string" office:string-value="List Entries (1) Select (2-n) all active roles?" calcext:value-type="string">
            <text:p>List Entries (1) Select (2-n) all active roles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'Select'</text:p>
          </table:table-cell>
          <table:table-cell table:formula="of:=[.E458] &amp; &quot;?&quot;" office:value-type="string" office:string-value="Selected value = 'Select'?" calcext:value-type="string">
            <text:p>Selected value = 'Select'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Select (2-n) all active Report statuses</text:p>
          </table:table-cell>
          <table:table-cell table:formula="of:=[.E459] &amp; &quot;?&quot;" office:value-type="string" office:string-value="List Entries (1) Select (2-n) all active Report statuses?" calcext:value-type="string">
            <text:p>List Entries (1) Select (2-n) all active Report status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'Select'</text:p>
          </table:table-cell>
          <table:table-cell table:formula="of:=[.E460] &amp; &quot;?&quot;" office:value-type="string" office:string-value="Selected value = 'Select'?" calcext:value-type="string">
            <text:p>Selected value = 'Select'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Select (2-n) all active Report statuses</text:p>
          </table:table-cell>
          <table:table-cell table:formula="of:=[.E461] &amp; &quot;?&quot;" office:value-type="string" office:string-value="List Entries (1) Select (2-n) all active Report statuses?" calcext:value-type="string">
            <text:p>List Entries (1) Select (2-n) all active Report status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'Select'</text:p>
          </table:table-cell>
          <table:table-cell table:formula="of:=[.E462] &amp; &quot;?&quot;" office:value-type="string" office:string-value="Selected value = 'Select'?" calcext:value-type="string">
            <text:p>Selected value = 'Select'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463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464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465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466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467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468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469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470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471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472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473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474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Create Report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475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476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477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Delete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478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479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480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481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482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483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484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Edit Report Status Update Right’</text:p>
          </table:table-cell>
          <table:table-cell table:formula="of:=[.E485] &amp; &quot;?&quot;" office:value-type="string" office:string-value="Text ‘Edit Report Status Update Right’?" calcext:value-type="string">
            <text:p>Text ‘Edit Report Status Update Right’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Report Status Update Right Updates’</text:p>
          </table:table-cell>
          <table:table-cell table:formula="of:=[.E486] &amp; &quot;?&quot;" office:value-type="string" office:string-value="Text ‘Save Report Status Update Right Updates’?" calcext:value-type="string">
            <text:p>Text ‘Save Report Status Update Right Updates’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Delete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“Permanently Delete Report Status Update Right’</text:p>
          </table:table-cell>
          <table:table-cell table:formula="of:=[.E487] &amp; &quot;?&quot;" office:value-type="string" office:string-value="Text “Permanently Delete Report Status Update Right’?" calcext:value-type="string">
            <text:p>Text “Permanently Delete Report Status Update Right’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Not visible</text:p>
          </table:table-cell>
          <table:table-cell table:formula="of:=[.E488] &amp; &quot;?&quot;" office:value-type="string" office:string-value="Not visible?" calcext:value-type="string">
            <text:p>Not visible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489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490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Select (2-n) all active roles</text:p>
          </table:table-cell>
          <table:table-cell table:formula="of:=[.E491] &amp; &quot;?&quot;" office:value-type="string" office:string-value="List Entries (1) Select (2-n) all active roles?" calcext:value-type="string">
            <text:p>List Entries (1) Select (2-n) all active roles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Current Value</text:p>
          </table:table-cell>
          <table:table-cell table:formula="of:=[.E492] &amp; &quot;?&quot;" office:value-type="string" office:string-value="Selected Value = Current Value?" calcext:value-type="string">
            <text:p>Selected Value = Current Value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Select (2-n) all active Report statuses</text:p>
          </table:table-cell>
          <table:table-cell table:formula="of:=[.E493] &amp; &quot;?&quot;" office:value-type="string" office:string-value="List Entries (1) Select (2-n) all active Report statuses?" calcext:value-type="string">
            <text:p>List Entries (1) Select (2-n) all active Report status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Current Value</text:p>
          </table:table-cell>
          <table:table-cell table:formula="of:=[.E494] &amp; &quot;?&quot;" office:value-type="string" office:string-value="Selected Value = Current Value?" calcext:value-type="string">
            <text:p>Selected Value = Current Value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Select (2-n) all active Report statuses</text:p>
          </table:table-cell>
          <table:table-cell table:formula="of:=[.E495] &amp; &quot;?&quot;" office:value-type="string" office:string-value="List Entries (1) Select (2-n) all active Report statuses?" calcext:value-type="string">
            <text:p>List Entries (1) Select (2-n) all active Report status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Current Value</text:p>
          </table:table-cell>
          <table:table-cell table:formula="of:=[.E496] &amp; &quot;?&quot;" office:value-type="string" office:string-value="Selected Value = Current Value?" calcext:value-type="string">
            <text:p>Selected Value = Current Value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497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498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499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Delete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500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501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502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503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504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505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506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Role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507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Update From Status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508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Update To Status Drop Down Lis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509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510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Confirm Deletion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Deletion correct</text:p>
          </table:table-cell>
          <table:table-cell table:formula="of:=[.E511] &amp; &quot;?&quot;" office:value-type="string" office:string-value="Deletion correct?" calcext:value-type="string">
            <text:p>Deletion correct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Edit Report Status Update Righ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512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dministration</text:p>
          </table:table-cell>
          <table:table-cell office:value-type="string" calcext:value-type="string">
            <text:p>Create Report Complexity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513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Save Update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514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515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516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517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Sort Order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518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ctiv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519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reate New Report Complexity’</text:p>
          </table:table-cell>
          <table:table-cell table:formula="of:=[.E520] &amp; &quot;?&quot;" office:value-type="string" office:string-value="Text ‘Create New Report Complexity’?" calcext:value-type="string">
            <text:p>Text ‘Create New Report Complexity’?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ave Update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New Report Complexity’</text:p>
          </table:table-cell>
          <table:table-cell table:formula="of:=[.E521] &amp; &quot;?&quot;" office:value-type="string" office:string-value="Text ‘Save New Report Complexity’?" calcext:value-type="string">
            <text:p>Text ‘Save New Report Complexity’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'Cancel'</text:p>
          </table:table-cell>
          <table:table-cell table:formula="of:=[.E522] &amp; &quot;?&quot;" office:value-type="string" office:string-value="Text 'Cancel'?" calcext:value-type="string">
            <text:p>Text 'Cancel'?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523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524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Sort Order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table:formula="of:=[.E525] &amp; &quot;?&quot;" office:value-type="string" office:string-value="Empty?" calcext:value-type="string">
            <text:p>Empty?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List Entries (1) True (2) False</text:p>
          </table:table-cell>
          <table:table-cell table:formula="of:=[.E526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Selected value = 'True'</text:p>
          </table:table-cell>
          <table:table-cell table:formula="of:=[.E527] &amp; &quot;?&quot;" office:value-type="string" office:string-value="Selected value = 'True'?" calcext:value-type="string">
            <text:p>Selected value = 'True'?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528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Page Title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529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Save Updates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530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ancel Button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531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Status Label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not be edited</text:p>
          </table:table-cell>
          <table:table-cell table:formula="of:=[.E532] &amp; &quot;?&quot;" office:value-type="string" office:string-value="Cannot be edited?" calcext:value-type="string">
            <text:p>Cannot be edited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533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Sort Order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534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ctiv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table:formula="of:=[.E535] &amp; &quot;?&quot;" office:value-type="string" office:string-value="Can be edited?" calcext:value-type="string">
            <text:p>Can be edited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536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ique entry mandatory</text:p>
          </table:table-cell>
          <table:table-cell table:formula="of:=[.E537] &amp; &quot;?&quot;" office:value-type="string" office:string-value="Unique entry mandatory?" calcext:value-type="string">
            <text:p>Unique entry mandatory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Sort Order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538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Save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539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ancel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No updates made</text:p>
          </table:table-cell>
          <table:table-cell table:formula="of:=[.E540] &amp; &quot;?&quot;" office:value-type="string" office:string-value="No updates made?" calcext:value-type="string">
            <text:p>No updates made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 table:number-rows-repeated="1046552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201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08:29:16.1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 LibreOffice_project/89f508ef3ecebd2cfb8e1def0f0ba9a803b88a6d</meta:generator>
    <meta:creation-date>2016-05-19T15:20:19Z</meta:creation-date>
    <dc:date>2016-07-15T09:27:02.005000000</dc:date>
    <meta:editing-cycles>56</meta:editing-cycles>
    <meta:editing-duration>PT2H7M5S</meta:editing-duration>
    <meta:document-statistic meta:table-count="1" meta:cell-count="4645" meta:object-count="0"/>
  </office:meta>
</office:document-meta>
</file>